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ms" table:style-name="ta1">
        <table:shapes>
          <draw:frame draw:z-index="0" draw:style-name="gr1" draw:text-style-name="P1" svg:width="807.08pt" svg:height="453.97pt" svg:x="338.57pt" svg:y="69.68pt">
            <loext:p draw:notify-on-update-of-ranges="doms.A11:doms.A248 doms.B11:doms.B2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C11:.C20])" office:value-type="float" office:value="45.7738268726319" calcext:value-type="float">
            <text:p>45.7738268726</text:p>
          </table:table-cell>
        </table:table-row>
        <table:table-row table:style-name="ro1">
          <table:table-cell/>
          <table:table-cell table:formula="of:=SUM([.B11:.B248])" office:value-type="float" office:value="6862" calcext:value-type="float">
            <text:p>6862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ipromote.com/'</text:p>
          </table:table-cell>
          <table:table-cell office:value-type="float" office:value="571" calcext:value-type="float">
            <text:p>571</text:p>
          </table:table-cell>
          <table:table-cell table:formula="of:=([.B11]/[.$B$3])*100" office:value-type="float" office:value="8.32118915767998" calcext:value-type="float">
            <text:p>8.3211891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adnxs.com/'</text:p>
          </table:table-cell>
          <table:table-cell office:value-type="float" office:value="450" calcext:value-type="float">
            <text:p>450</text:p>
          </table:table-cell>
          <table:table-cell table:formula="of:=([.B12]/[.$B$3])*100" office:value-type="float" office:value="6.55785485281259" calcext:value-type="float">
            <text:p>6.5578548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b.adnxs.com/'</text:p>
          </table:table-cell>
          <table:table-cell office:value-type="float" office:value="419" calcext:value-type="float">
            <text:p>419</text:p>
          </table:table-cell>
          <table:table-cell table:formula="of:=([.B13]/[.$B$3])*100" office:value-type="float" office:value="6.10609151850772" calcext:value-type="float">
            <text:p>6.106091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agead2.googlesyndication.com/'</text:p>
          </table:table-cell>
          <table:table-cell office:value-type="float" office:value="339" calcext:value-type="float">
            <text:p>339</text:p>
          </table:table-cell>
          <table:table-cell table:formula="of:=([.B14]/[.$B$3])*100" office:value-type="float" office:value="4.94025065578549" calcext:value-type="float">
            <text:p>4.9402506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.ipromote.com/'</text:p>
          </table:table-cell>
          <table:table-cell office:value-type="float" office:value="308" calcext:value-type="float">
            <text:p>308</text:p>
          </table:table-cell>
          <table:table-cell table:formula="of:=([.B15]/[.$B$3])*100" office:value-type="float" office:value="4.48848732148062" calcext:value-type="float">
            <text:p>4.488487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ad.msn.com/'</text:p>
          </table:table-cell>
          <table:table-cell office:value-type="float" office:value="248" calcext:value-type="float">
            <text:p>248</text:p>
          </table:table-cell>
          <table:table-cell table:formula="of:=([.B16]/[.$B$3])*100" office:value-type="float" office:value="3.61410667443894" calcext:value-type="float">
            <text:p>3.614106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cure.flashtalking.com/'</text:p>
          </table:table-cell>
          <table:table-cell office:value-type="float" office:value="234" calcext:value-type="float">
            <text:p>234</text:p>
          </table:table-cell>
          <table:table-cell table:formula="of:=([.B17]/[.$B$3])*100" office:value-type="float" office:value="3.41008452346255" calcext:value-type="float">
            <text:p>3.4100845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googleads.g.doubleclick.net/'</text:p>
          </table:table-cell>
          <table:table-cell office:value-type="float" office:value="211" calcext:value-type="float">
            <text:p>211</text:p>
          </table:table-cell>
          <table:table-cell table:formula="of:=([.B18]/[.$B$3])*100" office:value-type="float" office:value="3.0749052754299" calcext:value-type="float">
            <text:p>3.0749052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curepubads.g.doubleclick.net/'</text:p>
          </table:table-cell>
          <table:table-cell office:value-type="float" office:value="184" calcext:value-type="float">
            <text:p>184</text:p>
          </table:table-cell>
          <table:table-cell table:formula="of:=([.B19]/[.$B$3])*100" office:value-type="float" office:value="2.68143398426115" calcext:value-type="float">
            <text:p>2.6814339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.betrad.com/'</text:p>
          </table:table-cell>
          <table:table-cell office:value-type="float" office:value="177" calcext:value-type="float">
            <text:p>177</text:p>
          </table:table-cell>
          <table:table-cell table:formula="of:=([.B20]/[.$B$3])*100" office:value-type="float" office:value="2.57942290877295" calcext:value-type="float">
            <text:p>2.579422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c.googlesyndication.com/'</text:p>
          </table:table-cell>
          <table:table-cell office:value-type="float" office:value="150" calcext:value-type="float">
            <text:p>150</text:p>
          </table:table-cell>
          <table:table-cell table:formula="of:=([.B21]/[.$B$3])*100" office:value-type="float" office:value="2.1859516176042" calcext:value-type="float">
            <text:p>2.185951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.adnxs.com/'</text:p>
          </table:table-cell>
          <table:table-cell office:value-type="float" office:value="143" calcext:value-type="float">
            <text:p>143</text:p>
          </table:table-cell>
          <table:table-cell table:formula="of:=([.B22]/[.$B$3])*100" office:value-type="float" office:value="2.083940542116" calcext:value-type="float">
            <text:p>2.0839405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0.2mdn.net/'</text:p>
          </table:table-cell>
          <table:table-cell office:value-type="float" office:value="140" calcext:value-type="float">
            <text:p>140</text:p>
          </table:table-cell>
          <table:table-cell table:formula="of:=([.B23]/[.$B$3])*100" office:value-type="float" office:value="2.04022150976392" calcext:value-type="float">
            <text:p>2.040221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googleadservices.com/'</text:p>
          </table:table-cell>
          <table:table-cell office:value-type="float" office:value="139" calcext:value-type="float">
            <text:p>139</text:p>
          </table:table-cell>
          <table:table-cell table:formula="of:=([.B24]/[.$B$3])*100" office:value-type="float" office:value="2.02564849897989" calcext:value-type="float">
            <text:p>2.025648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doubleverify.com/'</text:p>
          </table:table-cell>
          <table:table-cell office:value-type="float" office:value="113" calcext:value-type="float">
            <text:p>113</text:p>
          </table:table-cell>
          <table:table-cell table:formula="of:=([.B25]/[.$B$3])*100" office:value-type="float" office:value="1.64675021859516" calcext:value-type="float">
            <text:p>1.646750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hoices.truste.com/'</text:p>
          </table:table-cell>
          <table:table-cell office:value-type="float" office:value="90" calcext:value-type="float">
            <text:p>90</text:p>
          </table:table-cell>
          <table:table-cell table:formula="of:=([.B26]/[.$B$3])*100" office:value-type="float" office:value="1.31157097056252" calcext:value-type="float">
            <text:p>1.311570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nym1.ib.adnxs.com/'</text:p>
          </table:table-cell>
          <table:table-cell office:value-type="float" office:value="90" calcext:value-type="float">
            <text:p>90</text:p>
          </table:table-cell>
          <table:table-cell table:formula="of:=([.B27]/[.$B$3])*100" office:value-type="float" office:value="1.31157097056252" calcext:value-type="float">
            <text:p>1.311570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1.msads.net/'</text:p>
          </table:table-cell>
          <table:table-cell office:value-type="float" office:value="80" calcext:value-type="float">
            <text:p>80</text:p>
          </table:table-cell>
          <table:table-cell table:formula="of:=([.B28]/[.$B$3])*100" office:value-type="float" office:value="1.16584086272224" calcext:value-type="float">
            <text:p>1.165840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google.com/'</text:p>
          </table:table-cell>
          <table:table-cell office:value-type="float" office:value="80" calcext:value-type="float">
            <text:p>80</text:p>
          </table:table-cell>
          <table:table-cell table:formula="of:=([.B29]/[.$B$3])*100" office:value-type="float" office:value="1.16584086272224" calcext:value-type="float">
            <text:p>1.165840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w.adsafeprotected.com/'</text:p>
          </table:table-cell>
          <table:table-cell office:value-type="float" office:value="79" calcext:value-type="float">
            <text:p>79</text:p>
          </table:table-cell>
          <table:table-cell table:formula="of:=([.B30]/[.$B$3])*100" office:value-type="float" office:value="1.15126785193821" calcext:value-type="float">
            <text:p>1.15126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z.moatads.com/'</text:p>
          </table:table-cell>
          <table:table-cell office:value-type="float" office:value="72" calcext:value-type="float">
            <text:p>72</text:p>
          </table:table-cell>
          <table:table-cell table:formula="of:=([.B31]/[.$B$3])*100" office:value-type="float" office:value="1.04925677645001" calcext:value-type="float">
            <text:p>1.0492567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optimized-by.rubiconproject.com/'</text:p>
          </table:table-cell>
          <table:table-cell office:value-type="float" office:value="69" calcext:value-type="float">
            <text:p>69</text:p>
          </table:table-cell>
          <table:table-cell table:formula="of:=([.B32]/[.$B$3])*100" office:value-type="float" office:value="1.00553774409793" calcext:value-type="float">
            <text:p>1.005537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ap2-cdn.rubiconproject.com/'</text:p>
          </table:table-cell>
          <table:table-cell office:value-type="float" office:value="68" calcext:value-type="float">
            <text:p>68</text:p>
          </table:table-cell>
          <table:table-cell table:formula="of:=([.B33]/[.$B$3])*100" office:value-type="float" office:value="0.990964733313903" calcext:value-type="float">
            <text:p>0.990964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.betrad.com/'</text:p>
          </table:table-cell>
          <table:table-cell office:value-type="float" office:value="66" calcext:value-type="float">
            <text:p>66</text:p>
          </table:table-cell>
          <table:table-cell table:formula="of:=([.B34]/[.$B$3])*100" office:value-type="float" office:value="0.961818711745847" calcext:value-type="float">
            <text:p>0.9618187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.rubiconproject.com/'</text:p>
          </table:table-cell>
          <table:table-cell office:value-type="float" office:value="56" calcext:value-type="float">
            <text:p>56</text:p>
          </table:table-cell>
          <table:table-cell table:formula="of:=([.B35]/[.$B$3])*100" office:value-type="float" office:value="0.816088603905567" calcext:value-type="float">
            <text:p>0.8160886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doubleclick.net/'</text:p>
          </table:table-cell>
          <table:table-cell office:value-type="float" office:value="56" calcext:value-type="float">
            <text:p>56</text:p>
          </table:table-cell>
          <table:table-cell table:formula="of:=([.B36]/[.$B$3])*100" office:value-type="float" office:value="0.816088603905567" calcext:value-type="float">
            <text:p>0.8160886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n.pxl.ace.advertising.com/'</text:p>
          </table:table-cell>
          <table:table-cell office:value-type="float" office:value="55" calcext:value-type="float">
            <text:p>55</text:p>
          </table:table-cell>
          <table:table-cell table:formula="of:=([.B37]/[.$B$3])*100" office:value-type="float" office:value="0.801515593121539" calcext:value-type="float">
            <text:p>0.80151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rvedby.ipromote.com/'</text:p>
          </table:table-cell>
          <table:table-cell office:value-type="float" office:value="54" calcext:value-type="float">
            <text:p>54</text:p>
          </table:table-cell>
          <table:table-cell table:formula="of:=([.B38]/[.$B$3])*100" office:value-type="float" office:value="0.786942582337511" calcext:value-type="float">
            <text:p>0.786942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atdmt.com/'</text:p>
          </table:table-cell>
          <table:table-cell office:value-type="float" office:value="54" calcext:value-type="float">
            <text:p>54</text:p>
          </table:table-cell>
          <table:table-cell table:formula="of:=([.B39]/[.$B$3])*100" office:value-type="float" office:value="0.786942582337511" calcext:value-type="float">
            <text:p>0.786942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artner.googleadservices.com/'</text:p>
          </table:table-cell>
          <table:table-cell office:value-type="float" office:value="48" calcext:value-type="float">
            <text:p>48</text:p>
          </table:table-cell>
          <table:table-cell table:formula="of:=([.B40]/[.$B$3])*100" office:value-type="float" office:value="0.699504517633343" calcext:value-type="float">
            <text:p>0.6995045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flashtalking.com/'</text:p>
          </table:table-cell>
          <table:table-cell office:value-type="float" office:value="44" calcext:value-type="float">
            <text:p>44</text:p>
          </table:table-cell>
          <table:table-cell table:formula="of:=([.B41]/[.$B$3])*100" office:value-type="float" office:value="0.641212474497231" calcext:value-type="float">
            <text:p>0.6412124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adsafeprotected.com/'</text:p>
          </table:table-cell>
          <table:table-cell office:value-type="float" office:value="43" calcext:value-type="float">
            <text:p>43</text:p>
          </table:table-cell>
          <table:table-cell table:formula="of:=([.B42]/[.$B$3])*100" office:value-type="float" office:value="0.626639463713203" calcext:value-type="float">
            <text:p>0.6266394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.2mdn.net/'</text:p>
          </table:table-cell>
          <table:table-cell office:value-type="float" office:value="42" calcext:value-type="float">
            <text:p>42</text:p>
          </table:table-cell>
          <table:table-cell table:formula="of:=([.B43]/[.$B$3])*100" office:value-type="float" office:value="0.612066452929175" calcext:value-type="float">
            <text:p>0.6120664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js.moatads.com/'</text:p>
          </table:table-cell>
          <table:table-cell office:value-type="float" office:value="42" calcext:value-type="float">
            <text:p>42</text:p>
          </table:table-cell>
          <table:table-cell table:formula="of:=([.B44]/[.$B$3])*100" office:value-type="float" office:value="0.612066452929175" calcext:value-type="float">
            <text:p>0.6120664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click.g.doubleclick.net/'</text:p>
          </table:table-cell>
          <table:table-cell office:value-type="float" office:value="41" calcext:value-type="float">
            <text:p>41</text:p>
          </table:table-cell>
          <table:table-cell table:formula="of:=([.B45]/[.$B$3])*100" office:value-type="float" office:value="0.597493442145147" calcext:value-type="float">
            <text:p>0.597493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s.serving-sys.com/'</text:p>
          </table:table-cell>
          <table:table-cell office:value-type="float" office:value="41" calcext:value-type="float">
            <text:p>41</text:p>
          </table:table-cell>
          <table:table-cell table:formula="of:=([.B46]/[.$B$3])*100" office:value-type="float" office:value="0.597493442145147" calcext:value-type="float">
            <text:p>0.597493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age2.pubmatic.com/'</text:p>
          </table:table-cell>
          <table:table-cell office:value-type="float" office:value="40" calcext:value-type="float">
            <text:p>40</text:p>
          </table:table-cell>
          <table:table-cell table:formula="of:=([.B47]/[.$B$3])*100" office:value-type="float" office:value="0.582920431361119" calcext:value-type="float">
            <text:p>0.5829204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advisor.net/'</text:p>
          </table:table-cell>
          <table:table-cell office:value-type="float" office:value="39" calcext:value-type="float">
            <text:p>39</text:p>
          </table:table-cell>
          <table:table-cell table:formula="of:=([.B48]/[.$B$3])*100" office:value-type="float" office:value="0.568347420577091" calcext:value-type="float">
            <text:p>0.5683474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3.doubleverify.com/'</text:p>
          </table:table-cell>
          <table:table-cell office:value-type="float" office:value="38" calcext:value-type="float">
            <text:p>38</text:p>
          </table:table-cell>
          <table:table-cell table:formula="of:=([.B49]/[.$B$3])*100" office:value-type="float" office:value="0.553774409793063" calcext:value-type="float">
            <text:p>0.5537744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.pubmatic.com/'</text:p>
          </table:table-cell>
          <table:table-cell office:value-type="float" office:value="37" calcext:value-type="float">
            <text:p>37</text:p>
          </table:table-cell>
          <table:table-cell table:formula="of:=([.B50]/[.$B$3])*100" office:value-type="float" office:value="0.539201399009035" calcext:value-type="float">
            <text:p>0.53920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uters.us.intellitxt.com/'</text:p>
          </table:table-cell>
          <table:table-cell office:value-type="float" office:value="35" calcext:value-type="float">
            <text:p>35</text:p>
          </table:table-cell>
          <table:table-cell table:formula="of:=([.B51]/[.$B$3])*100" office:value-type="float" office:value="0.510055377440979" calcext:value-type="float">
            <text:p>0.5100553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erver.adtech.de/'</text:p>
          </table:table-cell>
          <table:table-cell office:value-type="float" office:value="32" calcext:value-type="float">
            <text:p>32</text:p>
          </table:table-cell>
          <table:table-cell table:formula="of:=([.B52]/[.$B$3])*100" office:value-type="float" office:value="0.466336345088895" calcext:value-type="float">
            <text:p>0.4663363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afy11.net/'</text:p>
          </table:table-cell>
          <table:table-cell office:value-type="float" office:value="30" calcext:value-type="float">
            <text:p>30</text:p>
          </table:table-cell>
          <table:table-cell table:formula="of:=([.B53]/[.$B$3])*100" office:value-type="float" office:value="0.437190323520839" calcext:value-type="float">
            <text:p>0.437190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geo.moatads.com/'</text:p>
          </table:table-cell>
          <table:table-cell office:value-type="float" office:value="28" calcext:value-type="float">
            <text:p>28</text:p>
          </table:table-cell>
          <table:table-cell table:formula="of:=([.B54]/[.$B$3])*100" office:value-type="float" office:value="0.408044301952783" calcext:value-type="float">
            <text:p>0.408044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30.doubleverify.com/'</text:p>
          </table:table-cell>
          <table:table-cell office:value-type="float" office:value="27" calcext:value-type="float">
            <text:p>27</text:p>
          </table:table-cell>
          <table:table-cell table:formula="of:=([.B55]/[.$B$3])*100" office:value-type="float" office:value="0.393471291168755" calcext:value-type="float">
            <text:p>0.393471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04.revsci.net/'</text:p>
          </table:table-cell>
          <table:table-cell office:value-type="float" office:value="27" calcext:value-type="float">
            <text:p>27</text:p>
          </table:table-cell>
          <table:table-cell table:formula="of:=([.B56]/[.$B$3])*100" office:value-type="float" office:value="0.393471291168755" calcext:value-type="float">
            <text:p>0.393471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placelocal.com/'</text:p>
          </table:table-cell>
          <table:table-cell office:value-type="float" office:value="26" calcext:value-type="float">
            <text:p>26</text:p>
          </table:table-cell>
          <table:table-cell table:formula="of:=([.B57]/[.$B$3])*100" office:value-type="float" office:value="0.378898280384727" calcext:value-type="float">
            <text:p>0.3788982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tch.adsrvr.org/'</text:p>
          </table:table-cell>
          <table:table-cell office:value-type="float" office:value="25" calcext:value-type="float">
            <text:p>25</text:p>
          </table:table-cell>
          <table:table-cell table:formula="of:=([.B58]/[.$B$3])*100" office:value-type="float" office:value="0.364325269600699" calcext:value-type="float">
            <text:p>0.364325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s.serving-sys.com/'</text:p>
          </table:table-cell>
          <table:table-cell office:value-type="float" office:value="25" calcext:value-type="float">
            <text:p>25</text:p>
          </table:table-cell>
          <table:table-cell table:formula="of:=([.B59]/[.$B$3])*100" office:value-type="float" office:value="0.364325269600699" calcext:value-type="float">
            <text:p>0.364325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.yahoo.com/'</text:p>
          </table:table-cell>
          <table:table-cell office:value-type="float" office:value="25" calcext:value-type="float">
            <text:p>25</text:p>
          </table:table-cell>
          <table:table-cell table:formula="of:=([.B60]/[.$B$3])*100" office:value-type="float" office:value="0.364325269600699" calcext:value-type="float">
            <text:p>0.364325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bbc.co.uk/'</text:p>
          </table:table-cell>
          <table:table-cell office:value-type="float" office:value="24" calcext:value-type="float">
            <text:p>24</text:p>
          </table:table-cell>
          <table:table-cell table:formula="of:=([.B61]/[.$B$3])*100" office:value-type="float" office:value="0.349752258816672" calcext:value-type="float">
            <text:p>0.349752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sefb.adsrvr.org/'</text:p>
          </table:table-cell>
          <table:table-cell office:value-type="float" office:value="24" calcext:value-type="float">
            <text:p>24</text:p>
          </table:table-cell>
          <table:table-cell table:formula="of:=([.B62]/[.$B$3])*100" office:value-type="float" office:value="0.349752258816672" calcext:value-type="float">
            <text:p>0.349752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ages.intellitxt.com/'</text:p>
          </table:table-cell>
          <table:table-cell office:value-type="float" office:value="24" calcext:value-type="float">
            <text:p>24</text:p>
          </table:table-cell>
          <table:table-cell table:formula="of:=([.B63]/[.$B$3])*100" office:value-type="float" office:value="0.349752258816672" calcext:value-type="float">
            <text:p>0.349752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reuters.com/'</text:p>
          </table:table-cell>
          <table:table-cell office:value-type="float" office:value="24" calcext:value-type="float">
            <text:p>24</text:p>
          </table:table-cell>
          <table:table-cell table:formula="of:=([.B64]/[.$B$3])*100" office:value-type="float" office:value="0.349752258816672" calcext:value-type="float">
            <text:p>0.3497522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turn.com/'</text:p>
          </table:table-cell>
          <table:table-cell office:value-type="float" office:value="23" calcext:value-type="float">
            <text:p>23</text:p>
          </table:table-cell>
          <table:table-cell table:formula="of:=([.B65]/[.$B$3])*100" office:value-type="float" office:value="0.335179248032644" calcext:value-type="float">
            <text:p>0.33517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evo.adsnative.com/'</text:p>
          </table:table-cell>
          <table:table-cell office:value-type="float" office:value="23" calcext:value-type="float">
            <text:p>23</text:p>
          </table:table-cell>
          <table:table-cell table:formula="of:=([.B66]/[.$B$3])*100" office:value-type="float" office:value="0.335179248032644" calcext:value-type="float">
            <text:p>0.33517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s.casalemedia.com/'</text:p>
          </table:table-cell>
          <table:table-cell office:value-type="float" office:value="23" calcext:value-type="float">
            <text:p>23</text:p>
          </table:table-cell>
          <table:table-cell table:formula="of:=([.B67]/[.$B$3])*100" office:value-type="float" office:value="0.335179248032644" calcext:value-type="float">
            <text:p>0.33517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js.casalemedia.com/'</text:p>
          </table:table-cell>
          <table:table-cell office:value-type="float" office:value="23" calcext:value-type="float">
            <text:p>23</text:p>
          </table:table-cell>
          <table:table-cell table:formula="of:=([.B68]/[.$B$3])*100" office:value-type="float" office:value="0.335179248032644" calcext:value-type="float">
            <text:p>0.33517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.turn.com/'</text:p>
          </table:table-cell>
          <table:table-cell office:value-type="float" office:value="23" calcext:value-type="float">
            <text:p>23</text:p>
          </table:table-cell>
          <table:table-cell table:formula="of:=([.B69]/[.$B$3])*100" office:value-type="float" office:value="0.335179248032644" calcext:value-type="float">
            <text:p>0.33517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248.e.akamai.net/'</text:p>
          </table:table-cell>
          <table:table-cell office:value-type="float" office:value="21" calcext:value-type="float">
            <text:p>21</text:p>
          </table:table-cell>
          <table:table-cell table:formula="of:=([.B70]/[.$B$3])*100" office:value-type="float" office:value="0.306033226464588" calcext:value-type="float">
            <text:p>0.3060332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rubiconproject.com/'</text:p>
          </table:table-cell>
          <table:table-cell office:value-type="float" office:value="20" calcext:value-type="float">
            <text:p>20</text:p>
          </table:table-cell>
          <table:table-cell table:formula="of:=([.B71]/[.$B$3])*100" office:value-type="float" office:value="0.29146021568056" calcext:value-type="float">
            <text:p>0.2914602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.collective-media.net/'</text:p>
          </table:table-cell>
          <table:table-cell office:value-type="float" office:value="18" calcext:value-type="float">
            <text:p>18</text:p>
          </table:table-cell>
          <table:table-cell table:formula="of:=([.B72]/[.$B$3])*100" office:value-type="float" office:value="0.262314194112504" calcext:value-type="float">
            <text:p>0.262314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turn.com/'</text:p>
          </table:table-cell>
          <table:table-cell office:value-type="float" office:value="18" calcext:value-type="float">
            <text:p>18</text:p>
          </table:table-cell>
          <table:table-cell table:formula="of:=([.B73]/[.$B$3])*100" office:value-type="float" office:value="0.262314194112504" calcext:value-type="float">
            <text:p>0.262314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h.contextweb.com/'</text:p>
          </table:table-cell>
          <table:table-cell office:value-type="float" office:value="18" calcext:value-type="float">
            <text:p>18</text:p>
          </table:table-cell>
          <table:table-cell table:formula="of:=([.B74]/[.$B$3])*100" office:value-type="float" office:value="0.262314194112504" calcext:value-type="float">
            <text:p>0.262314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s-u.openx.net/'</text:p>
          </table:table-cell>
          <table:table-cell office:value-type="float" office:value="18" calcext:value-type="float">
            <text:p>18</text:p>
          </table:table-cell>
          <table:table-cell table:formula="of:=([.B75]/[.$B$3])*100" office:value-type="float" office:value="0.262314194112504" calcext:value-type="float">
            <text:p>0.262314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dpix.media6degrees.com/'</text:p>
          </table:table-cell>
          <table:table-cell office:value-type="float" office:value="17" calcext:value-type="float">
            <text:p>17</text:p>
          </table:table-cell>
          <table:table-cell table:formula="of:=([.B76]/[.$B$3])*100" office:value-type="float" office:value="0.247741183328476" calcext:value-type="float">
            <text:p>0.2477411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content2.indiatimes.com/'</text:p>
          </table:table-cell>
          <table:table-cell office:value-type="float" office:value="16" calcext:value-type="float">
            <text:p>16</text:p>
          </table:table-cell>
          <table:table-cell table:formula="of:=([.B77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ka-cdn-ns.adtech.de/'</text:p>
          </table:table-cell>
          <table:table-cell office:value-type="float" office:value="16" calcext:value-type="float">
            <text:p>16</text:p>
          </table:table-cell>
          <table:table-cell table:formula="of:=([.B78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vertising.bbcworldwide.com/'</text:p>
          </table:table-cell>
          <table:table-cell office:value-type="float" office:value="16" calcext:value-type="float">
            <text:p>16</text:p>
          </table:table-cell>
          <table:table-cell table:formula="of:=([.B79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sync01.admantx.com/'</text:p>
          </table:table-cell>
          <table:table-cell office:value-type="float" office:value="16" calcext:value-type="float">
            <text:p>16</text:p>
          </table:table-cell>
          <table:table-cell table:formula="of:=([.B80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irect.revsci.net/'</text:p>
          </table:table-cell>
          <table:table-cell office:value-type="float" office:value="16" calcext:value-type="float">
            <text:p>16</text:p>
          </table:table-cell>
          <table:table-cell table:formula="of:=([.B81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js.revsci.net/'</text:p>
          </table:table-cell>
          <table:table-cell office:value-type="float" office:value="16" calcext:value-type="float">
            <text:p>16</text:p>
          </table:table-cell>
          <table:table-cell table:formula="of:=([.B82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m.adgrx.com/'</text:p>
          </table:table-cell>
          <table:table-cell office:value-type="float" office:value="16" calcext:value-type="float">
            <text:p>16</text:p>
          </table:table-cell>
          <table:table-cell table:formula="of:=([.B83]/[.$B$3])*100" office:value-type="float" office:value="0.233168172544448" calcext:value-type="float">
            <text:p>0.233168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onnexity.net/'</text:p>
          </table:table-cell>
          <table:table-cell office:value-type="float" office:value="14" calcext:value-type="float">
            <text:p>14</text:p>
          </table:table-cell>
          <table:table-cell table:formula="of:=([.B84]/[.$B$3])*100" office:value-type="float" office:value="0.204022150976392" calcext:value-type="float">
            <text:p>0.20402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.contextweb.com/'</text:p>
          </table:table-cell>
          <table:table-cell office:value-type="float" office:value="14" calcext:value-type="float">
            <text:p>14</text:p>
          </table:table-cell>
          <table:table-cell table:formula="of:=([.B85]/[.$B$3])*100" office:value-type="float" office:value="0.204022150976392" calcext:value-type="float">
            <text:p>0.20402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jdn.monster.com/'</text:p>
          </table:table-cell>
          <table:table-cell office:value-type="float" office:value="14" calcext:value-type="float">
            <text:p>14</text:p>
          </table:table-cell>
          <table:table-cell table:formula="of:=([.B86]/[.$B$3])*100" office:value-type="float" office:value="0.204022150976392" calcext:value-type="float">
            <text:p>0.20402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ms.adtechus.com/'</text:p>
          </table:table-cell>
          <table:table-cell office:value-type="float" office:value="14" calcext:value-type="float">
            <text:p>14</text:p>
          </table:table-cell>
          <table:table-cell table:formula="of:=([.B87]/[.$B$3])*100" office:value-type="float" office:value="0.204022150976392" calcext:value-type="float">
            <text:p>0.20402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ontent.quantcount.com/'</text:p>
          </table:table-cell>
          <table:table-cell office:value-type="float" office:value="12" calcext:value-type="float">
            <text:p>12</text:p>
          </table:table-cell>
          <table:table-cell table:formula="of:=([.B88]/[.$B$3])*100" office:value-type="float" office:value="0.174876129408336" calcext:value-type="float">
            <text:p>0.174876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ac.advertising.com/'</text:p>
          </table:table-cell>
          <table:table-cell office:value-type="float" office:value="12" calcext:value-type="float">
            <text:p>12</text:p>
          </table:table-cell>
          <table:table-cell table:formula="of:=([.B89]/[.$B$3])*100" office:value-type="float" office:value="0.174876129408336" calcext:value-type="float">
            <text:p>0.174876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gnetic.t.domdex.com/'</text:p>
          </table:table-cell>
          <table:table-cell office:value-type="float" office:value="11" calcext:value-type="float">
            <text:p>11</text:p>
          </table:table-cell>
          <table:table-cell table:formula="of:=([.B90]/[.$B$3])*100" office:value-type="float" office:value="0.160303118624308" calcext:value-type="float">
            <text:p>0.160303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tb0.doubleverify.com/'</text:p>
          </table:table-cell>
          <table:table-cell office:value-type="float" office:value="11" calcext:value-type="float">
            <text:p>11</text:p>
          </table:table-cell>
          <table:table-cell table:formula="of:=([.B91]/[.$B$3])*100" office:value-type="float" office:value="0.160303118624308" calcext:value-type="float">
            <text:p>0.160303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s.gwallet.com/'</text:p>
          </table:table-cell>
          <table:table-cell office:value-type="float" office:value="11" calcext:value-type="float">
            <text:p>11</text:p>
          </table:table-cell>
          <table:table-cell table:formula="of:=([.B92]/[.$B$3])*100" office:value-type="float" office:value="0.160303118624308" calcext:value-type="float">
            <text:p>0.160303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ag.contextweb.com/'</text:p>
          </table:table-cell>
          <table:table-cell office:value-type="float" office:value="11" calcext:value-type="float">
            <text:p>11</text:p>
          </table:table-cell>
          <table:table-cell table:formula="of:=([.B93]/[.$B$3])*100" office:value-type="float" office:value="0.160303118624308" calcext:value-type="float">
            <text:p>0.160303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.adform.net/'</text:p>
          </table:table-cell>
          <table:table-cell office:value-type="float" office:value="10" calcext:value-type="float">
            <text:p>10</text:p>
          </table:table-cell>
          <table:table-cell table:formula="of:=([.B94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k-cdn.placelocal.com/'</text:p>
          </table:table-cell>
          <table:table-cell office:value-type="float" office:value="10" calcext:value-type="float">
            <text:p>10</text:p>
          </table:table-cell>
          <table:table-cell table:formula="of:=([.B95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pixel.adsafeprotected.com/'</text:p>
          </table:table-cell>
          <table:table-cell office:value-type="float" office:value="10" calcext:value-type="float">
            <text:p>10</text:p>
          </table:table-cell>
          <table:table-cell table:formula="of:=([.B96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atlassbx.com/'</text:p>
          </table:table-cell>
          <table:table-cell office:value-type="float" office:value="10" calcext:value-type="float">
            <text:p>10</text:p>
          </table:table-cell>
          <table:table-cell table:formula="of:=([.B97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gmtdmp.mookie1.com/'</text:p>
          </table:table-cell>
          <table:table-cell office:value-type="float" office:value="10" calcext:value-type="float">
            <text:p>10</text:p>
          </table:table-cell>
          <table:table-cell table:formula="of:=([.B98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erver.adtechus.com/'</text:p>
          </table:table-cell>
          <table:table-cell office:value-type="float" office:value="10" calcext:value-type="float">
            <text:p>10</text:p>
          </table:table-cell>
          <table:table-cell table:formula="of:=([.B99]/[.$B$3])*100" office:value-type="float" office:value="0.14573010784028" calcext:value-type="float">
            <text:p>0.145730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c.adaptv.advertising.com/'</text:p>
          </table:table-cell>
          <table:table-cell office:value-type="float" office:value="9" calcext:value-type="float">
            <text:p>9</text:p>
          </table:table-cell>
          <table:table-cell table:formula="of:=([.B100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1.adform.net/'</text:p>
          </table:table-cell>
          <table:table-cell office:value-type="float" office:value="9" calcext:value-type="float">
            <text:p>9</text:p>
          </table:table-cell>
          <table:table-cell table:formula="of:=([.B101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.collective-media.net/'</text:p>
          </table:table-cell>
          <table:table-cell office:value-type="float" office:value="9" calcext:value-type="float">
            <text:p>9</text:p>
          </table:table-cell>
          <table:table-cell table:formula="of:=([.B102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g.mediaplex.com/'</text:p>
          </table:table-cell>
          <table:table-cell office:value-type="float" office:value="9" calcext:value-type="float">
            <text:p>9</text:p>
          </table:table-cell>
          <table:table-cell table:formula="of:=([.B103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.update.rubiconproject.com/'</text:p>
          </table:table-cell>
          <table:table-cell office:value-type="float" office:value="9" calcext:value-type="float">
            <text:p>9</text:p>
          </table:table-cell>
          <table:table-cell table:formula="of:=([.B104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udy.adsnative.com/'</text:p>
          </table:table-cell>
          <table:table-cell office:value-type="float" office:value="9" calcext:value-type="float">
            <text:p>9</text:p>
          </table:table-cell>
          <table:table-cell table:formula="of:=([.B105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c.rhythmxchange.com/'</text:p>
          </table:table-cell>
          <table:table-cell office:value-type="float" office:value="9" calcext:value-type="float">
            <text:p>9</text:p>
          </table:table-cell>
          <table:table-cell table:formula="of:=([.B106]/[.$B$3])*100" office:value-type="float" office:value="0.131157097056252" calcext:value-type="float">
            <text:p>0.131157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pi.adsymptotic.com/'</text:p>
          </table:table-cell>
          <table:table-cell office:value-type="float" office:value="8" calcext:value-type="float">
            <text:p>8</text:p>
          </table:table-cell>
          <table:table-cell table:formula="of:=([.B107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imesofindia.indiatimes.com/'</text:p>
          </table:table-cell>
          <table:table-cell office:value-type="float" office:value="8" calcext:value-type="float">
            <text:p>8</text:p>
          </table:table-cell>
          <table:table-cell table:formula="of:=([.B108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ltfarm.mediaplex.com/'</text:p>
          </table:table-cell>
          <table:table-cell office:value-type="float" office:value="8" calcext:value-type="float">
            <text:p>8</text:p>
          </table:table-cell>
          <table:table-cell table:formula="of:=([.B109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global.msads.net/'</text:p>
          </table:table-cell>
          <table:table-cell office:value-type="float" office:value="8" calcext:value-type="float">
            <text:p>8</text:p>
          </table:table-cell>
          <table:table-cell table:formula="of:=([.B110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p.admarketplace.net/'</text:p>
          </table:table-cell>
          <table:table-cell office:value-type="float" office:value="8" calcext:value-type="float">
            <text:p>8</text:p>
          </table:table-cell>
          <table:table-cell table:formula="of:=([.B111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4.reutersmedia.net/'</text:p>
          </table:table-cell>
          <table:table-cell office:value-type="float" office:value="8" calcext:value-type="float">
            <text:p>8</text:p>
          </table:table-cell>
          <table:table-cell table:formula="of:=([.B112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e.nexac.com/'</text:p>
          </table:table-cell>
          <table:table-cell office:value-type="float" office:value="8" calcext:value-type="float">
            <text:p>8</text:p>
          </table:table-cell>
          <table:table-cell table:formula="of:=([.B113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as.criteo.com/'</text:p>
          </table:table-cell>
          <table:table-cell office:value-type="float" office:value="8" calcext:value-type="float">
            <text:p>8</text:p>
          </table:table-cell>
          <table:table-cell table:formula="of:=([.B114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.vibrant.co/'</text:p>
          </table:table-cell>
          <table:table-cell office:value-type="float" office:value="8" calcext:value-type="float">
            <text:p>8</text:p>
          </table:table-cell>
          <table:table-cell table:formula="of:=([.B115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m.g.doubleclick.net/'</text:p>
          </table:table-cell>
          <table:table-cell office:value-type="float" office:value="8" calcext:value-type="float">
            <text:p>8</text:p>
          </table:table-cell>
          <table:table-cell table:formula="of:=([.B116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bizographics.com/'</text:p>
          </table:table-cell>
          <table:table-cell office:value-type="float" office:value="8" calcext:value-type="float">
            <text:p>8</text:p>
          </table:table-cell>
          <table:table-cell table:formula="of:=([.B117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.betrad.com/'</text:p>
          </table:table-cell>
          <table:table-cell office:value-type="float" office:value="8" calcext:value-type="float">
            <text:p>8</text:p>
          </table:table-cell>
          <table:table-cell table:formula="of:=([.B118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cure.leadback.advertising.com/'</text:p>
          </table:table-cell>
          <table:table-cell office:value-type="float" office:value="8" calcext:value-type="float">
            <text:p>8</text:p>
          </table:table-cell>
          <table:table-cell table:formula="of:=([.B119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.effectivemeasure.net/'</text:p>
          </table:table-cell>
          <table:table-cell office:value-type="float" office:value="8" calcext:value-type="float">
            <text:p>8</text:p>
          </table:table-cell>
          <table:table-cell table:formula="of:=([.B120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tatic.columbia.timesinternet.in/'</text:p>
          </table:table-cell>
          <table:table-cell office:value-type="float" office:value="8" calcext:value-type="float">
            <text:p>8</text:p>
          </table:table-cell>
          <table:table-cell table:formula="of:=([.B121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zergnet.com/'</text:p>
          </table:table-cell>
          <table:table-cell office:value-type="float" office:value="8" calcext:value-type="float">
            <text:p>8</text:p>
          </table:table-cell>
          <table:table-cell table:formula="of:=([.B122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7.doubleverify.com/'</text:p>
          </table:table-cell>
          <table:table-cell office:value-type="float" office:value="8" calcext:value-type="float">
            <text:p>8</text:p>
          </table:table-cell>
          <table:table-cell table:formula="of:=([.B123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bg52463.moatads.com/'</text:p>
          </table:table-cell>
          <table:table-cell office:value-type="float" office:value="8" calcext:value-type="float">
            <text:p>8</text:p>
          </table:table-cell>
          <table:table-cell table:formula="of:=([.B124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.chango.com/'</text:p>
          </table:table-cell>
          <table:table-cell office:value-type="float" office:value="8" calcext:value-type="float">
            <text:p>8</text:p>
          </table:table-cell>
          <table:table-cell table:formula="of:=([.B125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sasync01.admantx.com/'</text:p>
          </table:table-cell>
          <table:table-cell office:value-type="float" office:value="8" calcext:value-type="float">
            <text:p>8</text:p>
          </table:table-cell>
          <table:table-cell table:formula="of:=([.B126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.nexac.com/'</text:p>
          </table:table-cell>
          <table:table-cell office:value-type="float" office:value="8" calcext:value-type="float">
            <text:p>8</text:p>
          </table:table-cell>
          <table:table-cell table:formula="of:=([.B127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tatic.adsnative.com/'</text:p>
          </table:table-cell>
          <table:table-cell office:value-type="float" office:value="8" calcext:value-type="float">
            <text:p>8</text:p>
          </table:table-cell>
          <table:table-cell table:formula="of:=([.B128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c.search.spotxchange.com/'</text:p>
          </table:table-cell>
          <table:table-cell office:value-type="float" office:value="8" calcext:value-type="float">
            <text:p>8</text:p>
          </table:table-cell>
          <table:table-cell table:formula="of:=([.B129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dication.streamads.yahoo.com/'</text:p>
          </table:table-cell>
          <table:table-cell office:value-type="float" office:value="8" calcext:value-type="float">
            <text:p>8</text:p>
          </table:table-cell>
          <table:table-cell table:formula="of:=([.B130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ssets.tapad.com/'</text:p>
          </table:table-cell>
          <table:table-cell office:value-type="float" office:value="8" calcext:value-type="float">
            <text:p>8</text:p>
          </table:table-cell>
          <table:table-cell table:formula="of:=([.B131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pi.adsnative.com/'</text:p>
          </table:table-cell>
          <table:table-cell office:value-type="float" office:value="8" calcext:value-type="float">
            <text:p>8</text:p>
          </table:table-cell>
          <table:table-cell table:formula="of:=([.B132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tatic.ampxchange.com/'</text:p>
          </table:table-cell>
          <table:table-cell office:value-type="float" office:value="8" calcext:value-type="float">
            <text:p>8</text:p>
          </table:table-cell>
          <table:table-cell table:formula="of:=([.B133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e-cdn.effectivemeasure.net/'</text:p>
          </table:table-cell>
          <table:table-cell office:value-type="float" office:value="8" calcext:value-type="float">
            <text:p>8</text:p>
          </table:table-cell>
          <table:table-cell table:formula="of:=([.B134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idi-geo.mythings.com/'</text:p>
          </table:table-cell>
          <table:table-cell office:value-type="float" office:value="8" calcext:value-type="float">
            <text:p>8</text:p>
          </table:table-cell>
          <table:table-cell table:formula="of:=([.B135]/[.$B$3])*100" office:value-type="float" office:value="0.116584086272224" calcext:value-type="float">
            <text:p>0.1165840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howads.pubmatic.com/'</text:p>
          </table:table-cell>
          <table:table-cell office:value-type="float" office:value="7" calcext:value-type="float">
            <text:p>7</text:p>
          </table:table-cell>
          <table:table-cell table:formula="of:=([.B136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ktrack.pubmatic.com/'</text:p>
          </table:table-cell>
          <table:table-cell office:value-type="float" office:value="7" calcext:value-type="float">
            <text:p>7</text:p>
          </table:table-cell>
          <table:table-cell table:formula="of:=([.B137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m2.eqads.com/'</text:p>
          </table:table-cell>
          <table:table-cell office:value-type="float" office:value="7" calcext:value-type="float">
            <text:p>7</text:p>
          </table:table-cell>
          <table:table-cell table:formula="of:=([.B138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as.pxl.ace.advertising.com/'</text:p>
          </table:table-cell>
          <table:table-cell office:value-type="float" office:value="7" calcext:value-type="float">
            <text:p>7</text:p>
          </table:table-cell>
          <table:table-cell table:formula="of:=([.B139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ap.rubiconproject.com/'</text:p>
          </table:table-cell>
          <table:table-cell office:value-type="float" office:value="7" calcext:value-type="float">
            <text:p>7</text:p>
          </table:table-cell>
          <table:table-cell table:formula="of:=([.B140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tbcdn.doubleverify.com/'</text:p>
          </table:table-cell>
          <table:table-cell office:value-type="float" office:value="7" calcext:value-type="float">
            <text:p>7</text:p>
          </table:table-cell>
          <table:table-cell table:formula="of:=([.B141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dn-akamai.mookie1.com/'</text:p>
          </table:table-cell>
          <table:table-cell office:value-type="float" office:value="7" calcext:value-type="float">
            <text:p>7</text:p>
          </table:table-cell>
          <table:table-cell table:formula="of:=([.B142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tb.gumgum.com/'</text:p>
          </table:table-cell>
          <table:table-cell office:value-type="float" office:value="7" calcext:value-type="float">
            <text:p>7</text:p>
          </table:table-cell>
          <table:table-cell table:formula="of:=([.B143]/[.$B$3])*100" office:value-type="float" office:value="0.102011075488196" calcext:value-type="float">
            <text:p>0.102011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s.jivox.com/'</text:p>
          </table:table-cell>
          <table:table-cell office:value-type="float" office:value="6" calcext:value-type="float">
            <text:p>6</text:p>
          </table:table-cell>
          <table:table-cell table:formula="of:=([.B144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c.tidaltv.com/'</text:p>
          </table:table-cell>
          <table:table-cell office:value-type="float" office:value="6" calcext:value-type="float">
            <text:p>6</text:p>
          </table:table-cell>
          <table:table-cell table:formula="of:=([.B145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2.doubleverify.com/'</text:p>
          </table:table-cell>
          <table:table-cell office:value-type="float" office:value="6" calcext:value-type="float">
            <text:p>6</text:p>
          </table:table-cell>
          <table:table-cell table:formula="of:=([.B146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x.adnxs.com/'</text:p>
          </table:table-cell>
          <table:table-cell office:value-type="float" office:value="6" calcext:value-type="float">
            <text:p>6</text:p>
          </table:table-cell>
          <table:table-cell table:formula="of:=([.B147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edia.fastclick.net/'</text:p>
          </table:table-cell>
          <table:table-cell office:value-type="float" office:value="6" calcext:value-type="float">
            <text:p>6</text:p>
          </table:table-cell>
          <table:table-cell table:formula="of:=([.B148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1.rfihub.net/'</text:p>
          </table:table-cell>
          <table:table-cell office:value-type="float" office:value="6" calcext:value-type="float">
            <text:p>6</text:p>
          </table:table-cell>
          <table:table-cell table:formula="of:=([.B149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27.doubleverify.com/'</text:p>
          </table:table-cell>
          <table:table-cell office:value-type="float" office:value="6" calcext:value-type="float">
            <text:p>6</text:p>
          </table:table-cell>
          <table:table-cell table:formula="of:=([.B150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eadback.advertising.com/'</text:p>
          </table:table-cell>
          <table:table-cell office:value-type="float" office:value="6" calcext:value-type="float">
            <text:p>6</text:p>
          </table:table-cell>
          <table:table-cell table:formula="of:=([.B151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tch.basebanner.com/'</text:p>
          </table:table-cell>
          <table:table-cell office:value-type="float" office:value="6" calcext:value-type="float">
            <text:p>6</text:p>
          </table:table-cell>
          <table:table-cell table:formula="of:=([.B152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.turn.com/'</text:p>
          </table:table-cell>
          <table:table-cell office:value-type="float" office:value="6" calcext:value-type="float">
            <text:p>6</text:p>
          </table:table-cell>
          <table:table-cell table:formula="of:=([.B153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pp.vindicosuite.com/'</text:p>
          </table:table-cell>
          <table:table-cell office:value-type="float" office:value="6" calcext:value-type="float">
            <text:p>6</text:p>
          </table:table-cell>
          <table:table-cell table:formula="of:=([.B154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exch.quantserve.com/'</text:p>
          </table:table-cell>
          <table:table-cell office:value-type="float" office:value="6" calcext:value-type="float">
            <text:p>6</text:p>
          </table:table-cell>
          <table:table-cell table:formula="of:=([.B155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5.doubleverify.com/'</text:p>
          </table:table-cell>
          <table:table-cell office:value-type="float" office:value="6" calcext:value-type="float">
            <text:p>6</text:p>
          </table:table-cell>
          <table:table-cell table:formula="of:=([.B156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ssetscdn.jivox.com/'</text:p>
          </table:table-cell>
          <table:table-cell office:value-type="float" office:value="6" calcext:value-type="float">
            <text:p>6</text:p>
          </table:table-cell>
          <table:table-cell table:formula="of:=([.B157]/[.$B$3])*100" office:value-type="float" office:value="0.0874380647041679" calcext:value-type="float">
            <text:p>0.087438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adlegend.com/'</text:p>
          </table:table-cell>
          <table:table-cell office:value-type="float" office:value="5" calcext:value-type="float">
            <text:p>5</text:p>
          </table:table-cell>
          <table:table-cell table:formula="of:=([.B158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tb-csync.smartadserver.com/'</text:p>
          </table:table-cell>
          <table:table-cell office:value-type="float" office:value="5" calcext:value-type="float">
            <text:p>5</text:p>
          </table:table-cell>
          <table:table-cell table:formula="of:=([.B159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eu-gmtdmp.gd1.mookie1.com/'</text:p>
          </table:table-cell>
          <table:table-cell office:value-type="float" office:value="5" calcext:value-type="float">
            <text:p>5</text:p>
          </table:table-cell>
          <table:table-cell table:formula="of:=([.B160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n-imp.bid.ace.advertising.com/'</text:p>
          </table:table-cell>
          <table:table-cell office:value-type="float" office:value="5" calcext:value-type="float">
            <text:p>5</text:p>
          </table:table-cell>
          <table:table-cell table:formula="of:=([.B161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.mookie1.com/'</text:p>
          </table:table-cell>
          <table:table-cell office:value-type="float" office:value="5" calcext:value-type="float">
            <text:p>5</text:p>
          </table:table-cell>
          <table:table-cell table:formula="of:=([.B162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sitescout.com/'</text:p>
          </table:table-cell>
          <table:table-cell office:value-type="float" office:value="5" calcext:value-type="float">
            <text:p>5</text:p>
          </table:table-cell>
          <table:table-cell table:formula="of:=([.B163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layercdn.jivox.com/'</text:p>
          </table:table-cell>
          <table:table-cell office:value-type="float" office:value="5" calcext:value-type="float">
            <text:p>5</text:p>
          </table:table-cell>
          <table:table-cell table:formula="of:=([.B164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.adsymptotic.com/'</text:p>
          </table:table-cell>
          <table:table-cell office:value-type="float" office:value="5" calcext:value-type="float">
            <text:p>5</text:p>
          </table:table-cell>
          <table:table-cell table:formula="of:=([.B165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3hyr4nql22dqf.cloudfront.net/'</text:p>
          </table:table-cell>
          <table:table-cell office:value-type="float" office:value="5" calcext:value-type="float">
            <text:p>5</text:p>
          </table:table-cell>
          <table:table-cell table:formula="of:=([.B166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ynch.optimatic.com/'</text:p>
          </table:table-cell>
          <table:table-cell office:value-type="float" office:value="5" calcext:value-type="float">
            <text:p>5</text:p>
          </table:table-cell>
          <table:table-cell table:formula="of:=([.B167]/[.$B$3])*100" office:value-type="float" office:value="0.0728650539201399" calcext:value-type="float">
            <text:p>0.072865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xgp2.adpredictive.com/'</text:p>
          </table:table-cell>
          <table:table-cell office:value-type="float" office:value="4" calcext:value-type="float">
            <text:p>4</text:p>
          </table:table-cell>
          <table:table-cell table:formula="of:=([.B168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360yield.com/'</text:p>
          </table:table-cell>
          <table:table-cell office:value-type="float" office:value="4" calcext:value-type="float">
            <text:p>4</text:p>
          </table:table-cell>
          <table:table-cell table:formula="of:=([.B169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ulsepoint-cm.p.veruta.com/'</text:p>
          </table:table-cell>
          <table:table-cell office:value-type="float" office:value="4" calcext:value-type="float">
            <text:p>4</text:p>
          </table:table-cell>
          <table:table-cell table:formula="of:=([.B170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s.stickyadstv.com/'</text:p>
          </table:table-cell>
          <table:table-cell office:value-type="float" office:value="4" calcext:value-type="float">
            <text:p>4</text:p>
          </table:table-cell>
          <table:table-cell table:formula="of:=([.B171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x.vindicosuite.com/'</text:p>
          </table:table-cell>
          <table:table-cell office:value-type="float" office:value="4" calcext:value-type="float">
            <text:p>4</text:p>
          </table:table-cell>
          <table:table-cell table:formula="of:=([.B172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46.doubleverify.com/'</text:p>
          </table:table-cell>
          <table:table-cell office:value-type="float" office:value="4" calcext:value-type="float">
            <text:p>4</text:p>
          </table:table-cell>
          <table:table-cell table:formula="of:=([.B173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p.casalemedia.com/'</text:p>
          </table:table-cell>
          <table:table-cell office:value-type="float" office:value="4" calcext:value-type="float">
            <text:p>4</text:p>
          </table:table-cell>
          <table:table-cell table:formula="of:=([.B174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tapad.com/'</text:p>
          </table:table-cell>
          <table:table-cell office:value-type="float" office:value="4" calcext:value-type="float">
            <text:p>4</text:p>
          </table:table-cell>
          <table:table-cell table:formula="of:=([.B175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w-m.d.chango.com/'</text:p>
          </table:table-cell>
          <table:table-cell office:value-type="float" office:value="4" calcext:value-type="float">
            <text:p>4</text:p>
          </table:table-cell>
          <table:table-cell table:formula="of:=([.B176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map.uac.ace.advertising.com/'</text:p>
          </table:table-cell>
          <table:table-cell office:value-type="float" office:value="4" calcext:value-type="float">
            <text:p>4</text:p>
          </table:table-cell>
          <table:table-cell table:formula="of:=([.B177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xl.connexity.net/'</text:p>
          </table:table-cell>
          <table:table-cell office:value-type="float" office:value="4" calcext:value-type="float">
            <text:p>4</text:p>
          </table:table-cell>
          <table:table-cell table:formula="of:=([.B178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01.doubleverify.com/'</text:p>
          </table:table-cell>
          <table:table-cell office:value-type="float" office:value="4" calcext:value-type="float">
            <text:p>4</text:p>
          </table:table-cell>
          <table:table-cell table:formula="of:=([.B179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native.sharethrough.com/'</text:p>
          </table:table-cell>
          <table:table-cell office:value-type="float" office:value="4" calcext:value-type="float">
            <text:p>4</text:p>
          </table:table-cell>
          <table:table-cell table:formula="of:=([.B180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n1.smartyads.com/'</text:p>
          </table:table-cell>
          <table:table-cell office:value-type="float" office:value="4" calcext:value-type="float">
            <text:p>4</text:p>
          </table:table-cell>
          <table:table-cell table:formula="of:=([.B181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31.doubleverify.com/'</text:p>
          </table:table-cell>
          <table:table-cell office:value-type="float" office:value="4" calcext:value-type="float">
            <text:p>4</text:p>
          </table:table-cell>
          <table:table-cell table:formula="of:=([.B182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m.eyereturn.com/'</text:p>
          </table:table-cell>
          <table:table-cell office:value-type="float" office:value="4" calcext:value-type="float">
            <text:p>4</text:p>
          </table:table-cell>
          <table:table-cell table:formula="of:=([.B183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m.w55c.net/'</text:p>
          </table:table-cell>
          <table:table-cell office:value-type="float" office:value="4" calcext:value-type="float">
            <text:p>4</text:p>
          </table:table-cell>
          <table:table-cell table:formula="of:=([.B184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ediaservices-d.openxenterprise.com/'</text:p>
          </table:table-cell>
          <table:table-cell office:value-type="float" office:value="4" calcext:value-type="float">
            <text:p>4</text:p>
          </table:table-cell>
          <table:table-cell table:formula="of:=([.B185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.amgdgt.com/'</text:p>
          </table:table-cell>
          <table:table-cell office:value-type="float" office:value="4" calcext:value-type="float">
            <text:p>4</text:p>
          </table:table-cell>
          <table:table-cell table:formula="of:=([.B186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k.adohana.com/'</text:p>
          </table:table-cell>
          <table:table-cell office:value-type="float" office:value="4" calcext:value-type="float">
            <text:p>4</text:p>
          </table:table-cell>
          <table:table-cell table:formula="of:=([.B187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advertising.com/'</text:p>
          </table:table-cell>
          <table:table-cell office:value-type="float" office:value="4" calcext:value-type="float">
            <text:p>4</text:p>
          </table:table-cell>
          <table:table-cell table:formula="of:=([.B188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age4.pubmatic.com/'</text:p>
          </table:table-cell>
          <table:table-cell office:value-type="float" office:value="4" calcext:value-type="float">
            <text:p>4</text:p>
          </table:table-cell>
          <table:table-cell table:formula="of:=([.B189]/[.$B$3])*100" office:value-type="float" office:value="0.0582920431361119" calcext:value-type="float">
            <text:p>0.058292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td.tubemogul.com/'</text:p>
          </table:table-cell>
          <table:table-cell office:value-type="float" office:value="3" calcext:value-type="float">
            <text:p>3</text:p>
          </table:table-cell>
          <table:table-cell table:formula="of:=([.B190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.btrll.com/'</text:p>
          </table:table-cell>
          <table:table-cell office:value-type="float" office:value="3" calcext:value-type="float">
            <text:p>3</text:p>
          </table:table-cell>
          <table:table-cell table:formula="of:=([.B191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oma.smaato.net/'</text:p>
          </table:table-cell>
          <table:table-cell office:value-type="float" office:value="3" calcext:value-type="float">
            <text:p>3</text:p>
          </table:table-cell>
          <table:table-cell table:formula="of:=([.B192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8.doubleverify.com/'</text:p>
          </table:table-cell>
          <table:table-cell office:value-type="float" office:value="3" calcext:value-type="float">
            <text:p>3</text:p>
          </table:table-cell>
          <table:table-cell table:formula="of:=([.B193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cure.insightexpressai.com/'</text:p>
          </table:table-cell>
          <table:table-cell office:value-type="float" office:value="3" calcext:value-type="float">
            <text:p>3</text:p>
          </table:table-cell>
          <table:table-cell table:formula="of:=([.B194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apestry.tapad.com/'</text:p>
          </table:table-cell>
          <table:table-cell office:value-type="float" office:value="3" calcext:value-type="float">
            <text:p>3</text:p>
          </table:table-cell>
          <table:table-cell table:formula="of:=([.B195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.casalemedia.com/'</text:p>
          </table:table-cell>
          <table:table-cell office:value-type="float" office:value="3" calcext:value-type="float">
            <text:p>3</text:p>
          </table:table-cell>
          <table:table-cell table:formula="of:=([.B196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www.gstatic.com/'</text:p>
          </table:table-cell>
          <table:table-cell office:value-type="float" office:value="3" calcext:value-type="float">
            <text:p>3</text:p>
          </table:table-cell>
          <table:table-cell table:formula="of:=([.B197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ser-disp.tidaltv.com/'</text:p>
          </table:table-cell>
          <table:table-cell office:value-type="float" office:value="3" calcext:value-type="float">
            <text:p>3</text:p>
          </table:table-cell>
          <table:table-cell table:formula="of:=([.B198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rack.eyeviewads.com/'</text:p>
          </table:table-cell>
          <table:table-cell office:value-type="float" office:value="3" calcext:value-type="float">
            <text:p>3</text:p>
          </table:table-cell>
          <table:table-cell table:formula="of:=([.B199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07.doubleverify.com/'</text:p>
          </table:table-cell>
          <table:table-cell office:value-type="float" office:value="3" calcext:value-type="float">
            <text:p>3</text:p>
          </table:table-cell>
          <table:table-cell table:formula="of:=([.B200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dfarm.mediaplex.com/'</text:p>
          </table:table-cell>
          <table:table-cell office:value-type="float" office:value="3" calcext:value-type="float">
            <text:p>3</text:p>
          </table:table-cell>
          <table:table-cell table:formula="of:=([.B201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sum.casalemedia.com/'</text:p>
          </table:table-cell>
          <table:table-cell office:value-type="float" office:value="3" calcext:value-type="float">
            <text:p>3</text:p>
          </table:table-cell>
          <table:table-cell table:formula="of:=([.B202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04.doubleverify.com/'</text:p>
          </table:table-cell>
          <table:table-cell office:value-type="float" office:value="3" calcext:value-type="float">
            <text:p>3</text:p>
          </table:table-cell>
          <table:table-cell table:formula="of:=([.B203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asale-cm.p.veruta.com/'</text:p>
          </table:table-cell>
          <table:table-cell office:value-type="float" office:value="3" calcext:value-type="float">
            <text:p>3</text:p>
          </table:table-cell>
          <table:table-cell table:formula="of:=([.B204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c.chango.com/'</text:p>
          </table:table-cell>
          <table:table-cell office:value-type="float" office:value="3" calcext:value-type="float">
            <text:p>3</text:p>
          </table:table-cell>
          <table:table-cell table:formula="of:=([.B205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2.rfihub.net/'</text:p>
          </table:table-cell>
          <table:table-cell office:value-type="float" office:value="3" calcext:value-type="float">
            <text:p>3</text:p>
          </table:table-cell>
          <table:table-cell table:formula="of:=([.B206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3.doubleverify.com/'</text:p>
          </table:table-cell>
          <table:table-cell office:value-type="float" office:value="3" calcext:value-type="float">
            <text:p>3</text:p>
          </table:table-cell>
          <table:table-cell table:formula="of:=([.B207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otame.nexac.com/'</text:p>
          </table:table-cell>
          <table:table-cell office:value-type="float" office:value="3" calcext:value-type="float">
            <text:p>3</text:p>
          </table:table-cell>
          <table:table-cell table:formula="of:=([.B208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rack.adform.net/'</text:p>
          </table:table-cell>
          <table:table-cell office:value-type="float" office:value="3" calcext:value-type="float">
            <text:p>3</text:p>
          </table:table-cell>
          <table:table-cell table:formula="of:=([.B209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14.doubleverify.com/'</text:p>
          </table:table-cell>
          <table:table-cell office:value-type="float" office:value="3" calcext:value-type="float">
            <text:p>3</text:p>
          </table:table-cell>
          <table:table-cell table:formula="of:=([.B210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sum-sec.casalemedia.com/'</text:p>
          </table:table-cell>
          <table:table-cell office:value-type="float" office:value="3" calcext:value-type="float">
            <text:p>3</text:p>
          </table:table-cell>
          <table:table-cell table:formula="of:=([.B211]/[.$B$3])*100" office:value-type="float" office:value="0.0437190323520839" calcext:value-type="float">
            <text:p>0.043719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.rfihub.com/'</text:p>
          </table:table-cell>
          <table:table-cell office:value-type="float" office:value="2" calcext:value-type="float">
            <text:p>2</text:p>
          </table:table-cell>
          <table:table-cell table:formula="of:=([.B212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r.contextweb.com/'</text:p>
          </table:table-cell>
          <table:table-cell office:value-type="float" office:value="2" calcext:value-type="float">
            <text:p>2</text:p>
          </table:table-cell>
          <table:table-cell table:formula="of:=([.B213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ub.pxl.ace.advertising.com/'</text:p>
          </table:table-cell>
          <table:table-cell office:value-type="float" office:value="2" calcext:value-type="float">
            <text:p>2</text:p>
          </table:table-cell>
          <table:table-cell table:formula="of:=([.B214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s.komoona.com:32121/'</text:p>
          </table:table-cell>
          <table:table-cell office:value-type="float" office:value="2" calcext:value-type="float">
            <text:p>2</text:p>
          </table:table-cell>
          <table:table-cell table:formula="of:=([.B215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tatic.doubleclick.net/'</text:p>
          </table:table-cell>
          <table:table-cell office:value-type="float" office:value="2" calcext:value-type="float">
            <text:p>2</text:p>
          </table:table-cell>
          <table:table-cell table:formula="of:=([.B216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00.doubleverify.com/'</text:p>
          </table:table-cell>
          <table:table-cell office:value-type="float" office:value="2" calcext:value-type="float">
            <text:p>2</text:p>
          </table:table-cell>
          <table:table-cell table:formula="of:=([.B217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48.doubleverify.com/'</text:p>
          </table:table-cell>
          <table:table-cell office:value-type="float" office:value="2" calcext:value-type="float">
            <text:p>2</text:p>
          </table:table-cell>
          <table:table-cell table:formula="of:=([.B218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22.doubleverify.com/'</text:p>
          </table:table-cell>
          <table:table-cell office:value-type="float" office:value="2" calcext:value-type="float">
            <text:p>2</text:p>
          </table:table-cell>
          <table:table-cell table:formula="of:=([.B219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ore.insightexpressai.com/'</text:p>
          </table:table-cell>
          <table:table-cell office:value-type="float" office:value="2" calcext:value-type="float">
            <text:p>2</text:p>
          </table:table-cell>
          <table:table-cell table:formula="of:=([.B220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47.doubleverify.com/'</text:p>
          </table:table-cell>
          <table:table-cell office:value-type="float" office:value="2" calcext:value-type="float">
            <text:p>2</text:p>
          </table:table-cell>
          <table:table-cell table:formula="of:=([.B221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cuityplatform.com/'</text:p>
          </table:table-cell>
          <table:table-cell office:value-type="float" office:value="2" calcext:value-type="float">
            <text:p>2</text:p>
          </table:table-cell>
          <table:table-cell table:formula="of:=([.B222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20.doubleverify.com/'</text:p>
          </table:table-cell>
          <table:table-cell office:value-type="float" office:value="2" calcext:value-type="float">
            <text:p>2</text:p>
          </table:table-cell>
          <table:table-cell table:formula="of:=([.B223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pd.pointroll.com/'</text:p>
          </table:table-cell>
          <table:table-cell office:value-type="float" office:value="2" calcext:value-type="float">
            <text:p>2</text:p>
          </table:table-cell>
          <table:table-cell table:formula="of:=([.B224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ediacdn.reuters.com/'</text:p>
          </table:table-cell>
          <table:table-cell office:value-type="float" office:value="2" calcext:value-type="float">
            <text:p>2</text:p>
          </table:table-cell>
          <table:table-cell table:formula="of:=([.B225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09.doubleverify.com/'</text:p>
          </table:table-cell>
          <table:table-cell office:value-type="float" office:value="2" calcext:value-type="float">
            <text:p>2</text:p>
          </table:table-cell>
          <table:table-cell table:formula="of:=([.B226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bid.pro-market.net/'</text:p>
          </table:table-cell>
          <table:table-cell office:value-type="float" office:value="2" calcext:value-type="float">
            <text:p>2</text:p>
          </table:table-cell>
          <table:table-cell table:formula="of:=([.B227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imp.bid.ace.advertising.com/'</text:p>
          </table:table-cell>
          <table:table-cell office:value-type="float" office:value="2" calcext:value-type="float">
            <text:p>2</text:p>
          </table:table-cell>
          <table:table-cell table:formula="of:=([.B228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peed.pointroll.com/'</text:p>
          </table:table-cell>
          <table:table-cell office:value-type="float" office:value="2" calcext:value-type="float">
            <text:p>2</text:p>
          </table:table-cell>
          <table:table-cell table:formula="of:=([.B229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ubmatic-match.dotomi.com/'</text:p>
          </table:table-cell>
          <table:table-cell office:value-type="float" office:value="2" calcext:value-type="float">
            <text:p>2</text:p>
          </table:table-cell>
          <table:table-cell table:formula="of:=([.B230]/[.$B$3])*100" office:value-type="float" office:value="0.029146021568056" calcext:value-type="float">
            <text:p>0.02914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tch.rtbidder.net/'</text:p>
          </table:table-cell>
          <table:table-cell office:value-type="float" office:value="1" calcext:value-type="float">
            <text:p>1</text:p>
          </table:table-cell>
          <table:table-cell table:formula="of:=([.B231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tps10233.doubleverify.com/'</text:p>
          </table:table-cell>
          <table:table-cell office:value-type="float" office:value="1" calcext:value-type="float">
            <text:p>1</text:p>
          </table:table-cell>
          <table:table-cell table:formula="of:=([.B232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-a.sitescout.com/'</text:p>
          </table:table-cell>
          <table:table-cell office:value-type="float" office:value="1" calcext:value-type="float">
            <text:p>1</text:p>
          </table:table-cell>
          <table:table-cell table:formula="of:=([.B233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cure.adnxs.com/'</text:p>
          </table:table-cell>
          <table:table-cell office:value-type="float" office:value="1" calcext:value-type="float">
            <text:p>1</text:p>
          </table:table-cell>
          <table:table-cell table:formula="of:=([.B234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tatic.adsafeprotected.com/'</text:p>
          </table:table-cell>
          <table:table-cell office:value-type="float" office:value="1" calcext:value-type="float">
            <text:p>1</text:p>
          </table:table-cell>
          <table:table-cell table:formula="of:=([.B235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.admathhd.com/'</text:p>
          </table:table-cell>
          <table:table-cell office:value-type="float" office:value="1" calcext:value-type="float">
            <text:p>1</text:p>
          </table:table-cell>
          <table:table-cell table:formula="of:=([.B236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o.aolcdn.com/'</text:p>
          </table:table-cell>
          <table:table-cell office:value-type="float" office:value="1" calcext:value-type="float">
            <text:p>1</text:p>
          </table:table-cell>
          <table:table-cell table:formula="of:=([.B237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um.simpli.fi/'</text:p>
          </table:table-cell>
          <table:table-cell office:value-type="float" office:value="1" calcext:value-type="float">
            <text:p>1</text:p>
          </table:table-cell>
          <table:table-cell table:formula="of:=([.B238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ervedby.flashtalking.com/'</text:p>
          </table:table-cell>
          <table:table-cell office:value-type="float" office:value="1" calcext:value-type="float">
            <text:p>1</text:p>
          </table:table-cell>
          <table:table-cell table:formula="of:=([.B239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/'</text:p>
          </table:table-cell>
          <table:table-cell office:value-type="float" office:value="1" calcext:value-type="float">
            <text:p>1</text:p>
          </table:table-cell>
          <table:table-cell table:formula="of:=([.B240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b.voicefive.com/'</text:p>
          </table:table-cell>
          <table:table-cell office:value-type="float" office:value="1" calcext:value-type="float">
            <text:p>1</text:p>
          </table:table-cell>
          <table:table-cell table:formula="of:=([.B241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edia.innogamescdn.com/'</text:p>
          </table:table-cell>
          <table:table-cell office:value-type="float" office:value="1" calcext:value-type="float">
            <text:p>1</text:p>
          </table:table-cell>
          <table:table-cell table:formula="of:=([.B242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map.ox.ace.advertising.com/'</text:p>
          </table:table-cell>
          <table:table-cell office:value-type="float" office:value="1" calcext:value-type="float">
            <text:p>1</text:p>
          </table:table-cell>
          <table:table-cell table:formula="of:=([.B243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cs.tekblue.net/'</text:p>
          </table:table-cell>
          <table:table-cell office:value-type="float" office:value="1" calcext:value-type="float">
            <text:p>1</text:p>
          </table:table-cell>
          <table:table-cell table:formula="of:=([.B244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oxp.mxptint.net/'</text:p>
          </table:table-cell>
          <table:table-cell office:value-type="float" office:value="1" calcext:value-type="float">
            <text:p>1</text:p>
          </table:table-cell>
          <table:table-cell table:formula="of:=([.B245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pixel.quantserve.com/'</text:p>
          </table:table-cell>
          <table:table-cell office:value-type="float" office:value="1" calcext:value-type="float">
            <text:p>1</text:p>
          </table:table-cell>
          <table:table-cell table:formula="of:=([.B246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.adnxtr.com/'</text:p>
          </table:table-cell>
          <table:table-cell office:value-type="float" office:value="1" calcext:value-type="float">
            <text:p>1</text:p>
          </table:table-cell>
          <table:table-cell table:formula="of:=([.B247]/[.$B$3])*100" office:value-type="float" office:value="0.014573010784028" calcext:value-type="float">
            <text:p>0.01457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.scorecardresearch.com/'</text:p>
          </table:table-cell>
          <table:table-cell office:value-type="float" office:value="1" calcext:value-type="float">
            <text:p>1</text:p>
          </table:table-cell>
          <table:table-cell table:formula="of:=([.B248]/[.$B$3])*100" office:value-type="float" office:value="0.014573010784028" calcext:value-type="float">
            <text:p>0.014573010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oms.A10:doms.C24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17:53:32.439855911</dc:date>
    <meta:editing-duration>PT8M36S</meta:editing-duration>
    <meta:editing-cycles>2</meta:editing-cycles>
    <meta:generator>LibreOffice/5.0.3.2$Linux_X86_64 LibreOffice_project/00m0$Build-2</meta:generator>
    <meta:document-statistic meta:table-count="1" meta:cell-count="7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73cm" svg:height="16.016cm" xlink:href=".." xlink:type="simple" chart:class="chart:bar" chart:style-name="ch1">
        <chart:plot-area chart:style-name="ch2" table:cell-range-address="doms.A11:doms.B248" chart:data-source-has-labels="column" svg:x="0.569cm" svg:y="0.32cm" svg:width="27.335cm" svg:height="15.376cm">
          <chartooo:coordinate-region svg:x="1.37cm" svg:y="0.518cm" svg:width="26.534cm" svg:height="14.981cm"/>
          <chart:axis chart:dimension="x" chart:name="primary-x" chart:style-name="ch3" chartooo:axis-type="auto">
            <chartooo:date-scale/>
            <chart:categories table:cell-range-address="doms.A11:doms.A2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ms.B11:doms.B248" chart:class="chart:bar">
            <chart:data-point chart:repeated="2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'cdn.ipromote.com/'</text:p>
                <draw:g>
                  <svg:desc>doms.A11:doms.A248</svg:desc>
                </draw:g>
              </table:table-cell>
              <table:table-cell office:value-type="float" office:value="571">
                <text:p>571</text:p>
                <draw:g>
                  <svg:desc>doms.B11:doms.B248</svg:desc>
                </draw:g>
              </table:table-cell>
            </table:table-row>
            <table:table-row>
              <table:table-cell office:value-type="string">
                <text:p>'cdn.adnxs.com/'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'ib.adnxs.com/'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'pagead2.googlesyndication.com/'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'i.ipromote.com/'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'rad.msn.com/'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'secure.flashtalking.com/'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'googleads.g.doubleclick.net/'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'securepubads.g.doubleclick.net/'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'c.betrad.com/'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'tpc.googlesyndication.com/'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'm.adnxs.com/'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's0.2mdn.net/'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'www.googleadservices.com/'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'cdn.doubleverify.com/'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'choices.truste.com/'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'nym1.ib.adnxs.com/'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'ads1.msads.net/'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'www.google.com/'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'fw.adsafeprotected.com/'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'z.moatads.com/'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'optimized-by.rubiconproject.com/'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'tap2-cdn.rubiconproject.com/'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'l.betrad.com/'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'ads.rubiconproject.com/'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'ad.doubleclick.net/'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'an.pxl.ace.advertising.com/'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'servedby.ipromote.com/'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'ad.atdmt.com/'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'partner.googleadservices.com/'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'cdn.flashtalking.com/'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'pixel.adsafeprotected.com/'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's1.2mdn.net/'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'js.moatads.com/'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'adclick.g.doubleclick.net/'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'bs.serving-sys.com/'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'image2.pubmatic.com/'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'adadvisor.net/'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'cdn3.doubleverify.com/'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'ads.pubmatic.com/'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'reuters.us.intellitxt.com/'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'adserver.adtech.de/'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'ad.afy11.net/'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'geo.moatads.com/'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'tps30.doubleverify.com/'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'pix04.revsci.net/'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'www.placelocal.com/'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'match.adsrvr.org/'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'ds.serving-sys.com/'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'ads.yahoo.com/'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'www.bbc.co.uk/'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'usefb.adsrvr.org/'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'images.intellitxt.com/'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'www.reuters.com/'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'ad.turn.com/'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'bevo.adsnative.com/'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'as.casalemedia.com/'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'js.casalemedia.com/'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'd.turn.com/'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'a248.e.akamai.net/'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'pixel.rubiconproject.com/'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'a.collective-media.net/'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cdn.turn.com/'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bh.contextweb.com/'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us-u.openx.net/'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idpix.media6degrees.com/'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'adscontent2.indiatimes.com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aka-cdn-ns.adtech.de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advertising.bbcworldwide.com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async01.admantx.com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direct.revsci.net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js.revsci.net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cm.adgrx.com/'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connexity.net/'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'ads.contextweb.com/'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'jdn.monster.com/'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'ums.adtechus.com/'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'content.quantcount.com/'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uac.advertising.com/'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magnetic.t.domdex.com/'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'rtb0.doubleverify.com/'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'rs.gwallet.com/'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'tag.contextweb.com/'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's2.adform.net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ak-cdn.placelocal.com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spixel.adsafeprotected.com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cdn.atlassbx.com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gmtdmp.mookie1.com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adserver.adtechus.com/'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sync.adaptv.advertising.com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c1.adform.net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l.collective-media.net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img.mediaplex.com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s.update.rubiconproject.com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rudy.adsnative.com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sync.rhythmxchange.com/'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api.adsymptotic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timesofindia.indiatimes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altfarm.mediaplex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global.msads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imp.admarketplace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4.reutersmedia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e.nexac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cas.criteo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p.vibrant.co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cm.g.doubleclick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www.bizographics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cdn.betrad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ecure.leadback.advertising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.effectivemeasure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tatic.columbia.timesinternet.in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www.zergnet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tps10217.doubleverify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dbg52463.moatads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d.chango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usasync01.admantx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h.nexac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tatic.adsnative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ync.search.spotxchange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yndication.streamads.yahoo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assets.tapad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api.adsnative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tatic.ampxchange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me-cdn.effectivemeasure.net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bidi-geo.mythings.com/'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'showads.pubmatic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aktrack.pubmatic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um2.eqads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cas.pxl.ace.advertising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tap.rubiconproject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rtbcdn.doubleverify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cdn-akamai.mookie1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rtb.gumgum.com/'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'as.jivox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sync.tidaltv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tps10212.doubleverify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adx.adnxs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media.fastclick.net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c1.rfihub.net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tps10227.doubleverify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leadback.advertising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match.basebanner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r.turn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mpp.vindicosuite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exch.quantserve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tps10215.doubleverify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assetscdn.jivox.com/'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ad.adlegend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rtb-csync.smartadserver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eu-gmtdmp.gd1.mookie1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an-imp.bid.ace.advertising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t.mookie1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pixel.sitescout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playercdn.jivox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p.adsymptotic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d3hyr4nql22dqf.cloudfront.net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synch.optimatic.com/'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'pxgp2.adpredictive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ad.360yield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pulsepoint-cm.p.veruta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ads.stickyadstv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x.vindicosuite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tps10246.doubleverify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ip.casalemedia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pixel.tapad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cw-m.d.chango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cmap.uac.ace.advertising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pxl.connexity.net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tps10201.doubleverify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native.sharethrough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n1.smartyads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tps10231.doubleverify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cm.eyereturn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pm.w55c.net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mediaservices-d.openxenterprise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ad.amgdgt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ck.adohana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pixel.advertising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image4.pubmatic.com/'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rtd.tubemogul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pix.btrll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soma.smaato.net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ps10218.doubleverify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secure.insightexpressai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apestry.tapad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r.casalemedia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www.gstatic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user-disp.tidaltv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rack.eyeviewads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ps10207.doubleverify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adfarm.mediaplex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dsum.casalemedia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ps10204.doubleverify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casale-cm.p.veruta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cc.chango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c2.rfihub.net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ps10213.doubleverify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lotame.nexac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rack.adform.net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tps10214.doubleverify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dsum-sec.casalemedia.com/'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p.rfihub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r.contextweb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pub.pxl.ace.advertising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cs.komoona.com:32121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static.doubleclick.net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00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48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22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core.insightexpressai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47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acuityplatform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20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spd.pointroll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mediacdn.reuters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tps10209.doubleverify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pbid.pro-market.net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imp.bid.ace.advertising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speed.pointroll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pubmatic-match.dotomi.com/'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match.rtbidder.net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tps10233.doubleverify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pixel-a.sitescout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ecure.adnxs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tatic.adsafeprotected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.admathhd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o.aolcdn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um.simpli.fi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ervedby.flashtalking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b.voicefive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media.innogamescdn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cmap.ox.ace.advertising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cs.tekblue.net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oxp.mxptint.net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pixel.quantserve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s.adnxtr.com/'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'a.scorecardresearch.com/'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